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6.393833130999994pt"/>
    </style:style>
    <style:style style:name="co2" style:family="table-column">
      <style:table-column-properties style:column-width="64.006410096400003pt"/>
    </style:style>
    <style:style style:name="co3" style:family="table-column">
      <style:table-column-properties style:column-width="73.410005274229889pt"/>
    </style:style>
    <style:style style:name="co4" style:family="table-column">
      <style:table-column-properties style:column-width="69.795918367341358pt"/>
    </style:style>
    <style:style style:name="ro1" style:family="table-row">
      <style:table-row-properties style:row-height="12.812620621600001pt"/>
    </style:style>
    <style:style style:name="ro2" style:family="table-row">
      <style:table-row-properties style:row-height="12.614195081000000pt"/>
    </style:style>
    <style:style style:name="ce1" style:family="table-cell">
      <style:text-properties fo:color="#404040"/>
    </style:style>
    <style:style style:name="ce2" style:family="table-cell">
      <style:text-properties fo:color="#404040" fo:font-style="italic" fo:font-weight="bold"/>
    </style:style>
    <style:style style:name="ce3" style:family="table-cell">
      <style:text-properties fo:color="#404040" fo:font-family="'Liberation Sans'" fo:font-size="8.000000000000000pt" fo:font-weight="bold"/>
    </style:style>
    <style:style style:name="ce4" style:family="table-cell">
      <style:text-properties fo:color="#404040" fo:font-family="'Liberation Sans'" fo:font-size="8.000000000000000pt"/>
    </style:style>
    <style:style style:name="ce5" style:data-style-name="N2" style:family="table-cell" style:parent-style-name="custom-style1">
      <style:text-properties fo:color="#404040" fo:font-family="'Liberation Sans'" fo:font-size="8.000000000000000pt"/>
    </style:style>
    <style:style style:name="ce6" style:family="table-cell">
      <style:text-properties fo:color="#404040" fo:font-weight="bold"/>
    </style:style>
    <style:style style:name="ce7" style:data-style-name="N2" style:family="table-cell" style:parent-style-name="custom-style1">
      <style:text-properties fo:color="#404040" fo:font-family="'Liberation Sans'"/>
    </style:style>
    <number:number-style style:name="N1">
      <number:number number:decimal-places="2" number:min-integer-digits="1" number:grouping="true"/>
    </number:number-style>
    <number:percentage-style style:name="N2">
      <number:number number:min-integer-digits="1"/>
      <number:text>%</number:text>
    </number:percentage-style>
  </office:automatic-styles>
  <office:body>
    <office:spreadsheet>
      <table:table table:name="Feuille 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default-cell-style-name="ce1"/>
        <table:table-row table:style-name="ro1">
          <table:table-cell office:value-type="string" office:string-value="Nombre de paires" table:style-name="ce2">
            <text:p>Nombre de paires</text:p>
          </table:table-cell>
          <table:table-cell table:number-columns-repeated="5"/>
        </table:table-row>
        <table:table-row table:style-name="ro1">
          <table:table-cell/>
          <table:table-cell office:value-type="string" office:string-value="WOLF 0.1.4">
            <text:p>WOLF 0.1.4</text:p>
          </table:table-cell>
          <table:table-cell office:value-type="string" office:string-value="WOLF 1.0b">
            <text:p>WOLF 1.0b</text:p>
          </table:table-cell>
          <table:table-cell office:value-type="string" office:string-value="WoNeF precision">
            <text:p>WoNeF precision</text:p>
          </table:table-cell>
          <table:table-cell office:value-type="string" office:string-value="WoNeF F-score">
            <text:p>WoNeF F-score</text:p>
          </table:table-cell>
          <table:table-cell/>
        </table:table-row>
        <table:table-row table:style-name="ro1">
          <table:table-cell office:value-type="string" office:string-value="Total">
            <text:p>Total</text:p>
          </table:table-cell>
          <table:table-cell office:value-type="float" office:value="127153">
            <text:p>127153</text:p>
          </table:table-cell>
          <table:table-cell office:value-type="float" office:value="107604">
            <text:p>107604</text:p>
          </table:table-cell>
          <table:table-cell office:value-type="float" office:value="19658">
            <text:p>19658</text:p>
          </table:table-cell>
          <table:table-cell office:value-type="float" office:value="115405">
            <text:p>115405</text:p>
          </table:table-cell>
          <table:table-cell/>
        </table:table-row>
        <table:table-row table:style-name="ro1">
          <table:table-cell office:value-type="string" office:string-value="n">
            <text:p>n</text:p>
          </table:table-cell>
          <table:table-cell office:value-type="float" office:value="90595">
            <text:p>90595</text:p>
          </table:table-cell>
          <table:table-cell office:value-type="float" office:value="75314">
            <text:p>75314</text:p>
          </table:table-cell>
          <table:table-cell office:value-type="float" office:value="12941">
            <text:p>12941</text:p>
          </table:table-cell>
          <table:table-cell office:value-type="float" office:value="71518">
            <text:p>71518</text:p>
          </table:table-cell>
          <table:table-cell/>
        </table:table-row>
        <table:table-row table:style-name="ro1">
          <table:table-cell office:value-type="string" office:string-value="v">
            <text:p>v</text:p>
          </table:table-cell>
          <table:table-cell office:value-type="float" office:value="14323">
            <text:p>14323</text:p>
          </table:table-cell>
          <table:table-cell office:value-type="float" office:value="18374">
            <text:p>18374</text:p>
          </table:table-cell>
          <table:table-cell office:value-type="float" office:value="1815">
            <text:p>1815</text:p>
          </table:table-cell>
          <table:table-cell office:value-type="float" office:value="13092">
            <text:p>13092</text:p>
          </table:table-cell>
          <table:table-cell/>
        </table:table-row>
        <table:table-row table:style-name="ro1">
          <table:table-cell office:value-type="string" office:string-value="a">
            <text:p>a</text:p>
          </table:table-cell>
          <table:table-cell office:value-type="float" office:value="18337">
            <text:p>18337</text:p>
          </table:table-cell>
          <table:table-cell office:value-type="float" office:value="10885">
            <text:p>10885</text:p>
          </table:table-cell>
          <table:table-cell office:value-type="float" office:value="3978">
            <text:p>3978</text:p>
          </table:table-cell>
          <table:table-cell office:value-type="float" office:value="24813">
            <text:p>24813</text:p>
          </table:table-cell>
          <table:table-cell/>
        </table:table-row>
        <table:table-row table:style-name="ro1">
          <table:table-cell office:value-type="string" office:string-value="b">
            <text:p>b</text:p>
          </table:table-cell>
          <table:table-cell office:value-type="float" office:value="3898">
            <text:p>3898</text:p>
          </table:table-cell>
          <table:table-cell office:value-type="float" office:value="3029">
            <text:p>3029</text:p>
          </table:table-cell>
          <table:table-cell office:value-type="float" office:value="923">
            <text:p>923</text:p>
          </table:table-cell>
          <table:table-cell office:value-type="float" office:value="5980">
            <text:p>598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office:string-value="WOLF 0.1.4 + WoNeF precision" table:style-name="ce3">
            <text:p>WOLF 0.1.4 + WoNeF precision</text:p>
          </table:table-cell>
          <table:table-cell table:number-columns-repeated="5"/>
        </table:table-row>
        <table:table-row table:style-name="ro1">
          <table:table-cell/>
          <table:table-cell office:value-type="string" office:string-value="Merge" table:style-name="ce4">
            <text:p>Merge</text:p>
          </table:table-cell>
          <table:table-cell office:value-type="string" office:string-value="pP" table:style-name="ce4">
            <text:p>pP</text:p>
          </table:table-cell>
          <table:table-cell office:value-type="string" office:string-value="pR" table:style-name="ce4">
            <text:p>pR</text:p>
          </table:table-cell>
          <table:table-cell table:number-columns-repeated="2"/>
        </table:table-row>
        <table:table-row table:style-name="ro1">
          <table:table-cell office:value-type="string" office:string-value="Total" table:style-name="ce4">
            <text:p>Total</text:p>
          </table:table-cell>
          <table:table-cell office:value-type="float" office:value="3821" table:style-name="ce4">
            <text:p>3821</text:p>
          </table:table-cell>
          <table:table-cell office:value-type="float" office:value="0.194373791840472" table:style-name="ce5" table:formula="=[.B12]/[.D3]">
            <text:p>19,44%</text:p>
          </table:table-cell>
          <table:table-cell office:value-type="float" office:value="0.0355098323482398" table:style-name="ce5" table:formula="=[.B12]/[.C3]">
            <text:p>3,55%</text:p>
          </table:table-cell>
          <table:table-cell table:number-columns-repeated="2"/>
        </table:table-row>
        <table:table-row table:style-name="ro1">
          <table:table-cell office:value-type="string" office:string-value="n" table:style-name="ce4">
            <text:p>n</text:p>
          </table:table-cell>
          <table:table-cell office:value-type="float" office:value="2413" table:style-name="ce4">
            <text:p>2413</text:p>
          </table:table-cell>
          <table:table-cell office:value-type="float" office:value="0.18646163356773" table:style-name="ce5" table:formula="=[.B13]/[.D4]">
            <text:p>18,65%</text:p>
          </table:table-cell>
          <table:table-cell office:value-type="float" office:value="0.0320391958998327" table:style-name="ce5" table:formula="=[.B13]/[.C4]">
            <text:p>3,2%</text:p>
          </table:table-cell>
          <table:table-cell table:number-columns-repeated="2"/>
        </table:table-row>
        <table:table-row table:style-name="ro1">
          <table:table-cell office:value-type="string" office:string-value="v" table:style-name="ce4">
            <text:p>v</text:p>
          </table:table-cell>
          <table:table-cell office:value-type="float" office:value="118" table:style-name="ce4">
            <text:p>118</text:p>
          </table:table-cell>
          <table:table-cell office:value-type="float" office:value="0.0650137741046832" table:style-name="ce5" table:formula="=[.B14]/[.D5]">
            <text:p>6,5%</text:p>
          </table:table-cell>
          <table:table-cell office:value-type="float" office:value="0.00642211821051486" table:style-name="ce5" table:formula="=[.B14]/[.C5]">
            <text:p>0,64%</text:p>
          </table:table-cell>
          <table:table-cell table:number-columns-repeated="2"/>
        </table:table-row>
        <table:table-row table:style-name="ro1">
          <table:table-cell office:value-type="string" office:string-value="a" table:style-name="ce4">
            <text:p>a</text:p>
          </table:table-cell>
          <table:table-cell office:value-type="float" office:value="1070" table:style-name="ce4">
            <text:p>1070</text:p>
          </table:table-cell>
          <table:table-cell office:value-type="float" office:value="0.268979386626445" table:style-name="ce5" table:formula="=[.B15]/[.D6]">
            <text:p>26,9%</text:p>
          </table:table-cell>
          <table:table-cell office:value-type="float" office:value="0.0983004134129536" table:style-name="ce5" table:formula="=[.B15]/[.C6]">
            <text:p>9,83%</text:p>
          </table:table-cell>
          <table:table-cell table:number-columns-repeated="2"/>
        </table:table-row>
        <table:table-row table:style-name="ro1">
          <table:table-cell office:value-type="string" office:string-value="b" table:style-name="ce4">
            <text:p>b</text:p>
          </table:table-cell>
          <table:table-cell office:value-type="float" office:value="220" table:style-name="ce4">
            <text:p>220</text:p>
          </table:table-cell>
          <table:table-cell office:value-type="float" office:value="0.238353196099675" table:style-name="ce5" table:formula="=[.B16]/[.D7]">
            <text:p>23,84%</text:p>
          </table:table-cell>
          <table:table-cell office:value-type="float" office:value="0.0726312314295147" table:style-name="ce5" table:formula="=[.B16]/[.C7]">
            <text:p>7,26%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office:string-value="WOLF 0.1.4 + WoNeF F-score" table:style-name="ce3">
            <text:p>WOLF 0.1.4 + WoNeF F-score</text:p>
          </table:table-cell>
          <table:table-cell table:number-columns-repeated="5"/>
        </table:table-row>
        <table:table-row table:style-name="ro1">
          <table:table-cell/>
          <table:table-cell office:value-type="string" office:string-value="Merge" table:style-name="ce4">
            <text:p>Merge</text:p>
          </table:table-cell>
          <table:table-cell office:value-type="string" office:string-value="pP" table:style-name="ce4">
            <text:p>pP</text:p>
          </table:table-cell>
          <table:table-cell office:value-type="string" office:string-value="pR" table:style-name="ce4">
            <text:p>pR</text:p>
          </table:table-cell>
          <table:table-cell table:number-columns-repeated="2"/>
        </table:table-row>
        <table:table-row table:style-name="ro1">
          <table:table-cell office:value-type="string" office:string-value="Total" table:style-name="ce4">
            <text:p>Total</text:p>
          </table:table-cell>
          <table:table-cell office:value-type="float" office:value="15460" table:style-name="ce4">
            <text:p>15460</text:p>
          </table:table-cell>
          <table:table-cell office:value-type="float" office:value="0.133962999870023" table:style-name="ce5" table:formula="=[.B21]/[.E3]">
            <text:p>13,4%</text:p>
          </table:table-cell>
          <table:table-cell office:value-type="float" office:value="0.143674956321326" table:style-name="ce5" table:formula="=[.B21]/[.C3]">
            <text:p>14,37%</text:p>
          </table:table-cell>
          <table:table-cell table:number-columns-repeated="2"/>
        </table:table-row>
        <table:table-row table:style-name="ro1">
          <table:table-cell office:value-type="string" office:string-value="n" table:style-name="ce4">
            <text:p>n</text:p>
          </table:table-cell>
          <table:table-cell office:value-type="float" office:value="12084" table:style-name="ce4">
            <text:p>12084</text:p>
          </table:table-cell>
          <table:table-cell office:value-type="float" office:value="0.168964456500461" table:style-name="ce5" table:formula="=[.B22]/[.E4]">
            <text:p>16,9%</text:p>
          </table:table-cell>
          <table:table-cell office:value-type="float" office:value="0.160448256632233" table:style-name="ce5" table:formula="=[.B22]/[.C4]">
            <text:p>16,04%</text:p>
          </table:table-cell>
          <table:table-cell table:number-columns-repeated="2"/>
        </table:table-row>
        <table:table-row table:style-name="ro1">
          <table:table-cell office:value-type="string" office:string-value="v" table:style-name="ce4">
            <text:p>v</text:p>
          </table:table-cell>
          <table:table-cell office:value-type="float" office:value="689" table:style-name="ce4">
            <text:p>689</text:p>
          </table:table-cell>
          <table:table-cell office:value-type="float" office:value="0.0526275588145432" table:style-name="ce5" table:formula="=[.B23]/[.E5]">
            <text:p>5,26%</text:p>
          </table:table-cell>
          <table:table-cell office:value-type="float" office:value="0.0374986393817351" table:style-name="ce5" table:formula="=[.B23]/[.C5]">
            <text:p>3,75%</text:p>
          </table:table-cell>
          <table:table-cell table:number-columns-repeated="2"/>
        </table:table-row>
        <table:table-row table:style-name="ro1">
          <table:table-cell office:value-type="string" office:string-value="a" table:style-name="ce4">
            <text:p>a</text:p>
          </table:table-cell>
          <table:table-cell office:value-type="float" office:value="2009" table:style-name="ce4">
            <text:p>2009</text:p>
          </table:table-cell>
          <table:table-cell office:value-type="float" office:value="0.0809656228589852" table:style-name="ce5" table:formula="=[.B24]/[.E6]">
            <text:p>8,1%</text:p>
          </table:table-cell>
          <table:table-cell office:value-type="float" office:value="0.184565916398714" table:style-name="ce5" table:formula="=[.B24]/[.C6]">
            <text:p>18,46%</text:p>
          </table:table-cell>
          <table:table-cell table:number-columns-repeated="2"/>
        </table:table-row>
        <table:table-row table:style-name="ro1">
          <table:table-cell office:value-type="string" office:string-value="b" table:style-name="ce4">
            <text:p>b</text:p>
          </table:table-cell>
          <table:table-cell office:value-type="float" office:value="678" table:style-name="ce4">
            <text:p>678</text:p>
          </table:table-cell>
          <table:table-cell office:value-type="float" office:value="0.113377926421405" table:style-name="ce5" table:formula="=[.B25]/[.E7]">
            <text:p>11,34%</text:p>
          </table:table-cell>
          <table:table-cell office:value-type="float" office:value="0.223836249587323" table:style-name="ce5" table:formula="=[.B25]/[.C7]">
            <text:p>22,38%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office:string-value="WOLF 1.0b + WoNeF precision" table:style-name="ce6">
            <text:p>WOLF 1.0b + WoNeF precision</text:p>
          </table:table-cell>
          <table:table-cell table:number-columns-repeated="5"/>
        </table:table-row>
        <table:table-row table:style-name="ro1">
          <table:table-cell/>
          <table:table-cell office:value-type="string" office:string-value="Merge">
            <text:p>Merge</text:p>
          </table:table-cell>
          <table:table-cell office:value-type="string" office:string-value="pP">
            <text:p>pP</text:p>
          </table:table-cell>
          <table:table-cell office:value-type="string" office:string-value="pR">
            <text:p>pR</text:p>
          </table:table-cell>
          <table:table-cell table:number-columns-repeated="2"/>
        </table:table-row>
        <table:table-row table:style-name="ro2">
          <table:table-cell office:value-type="string" office:string-value="Total">
            <text:p>Total</text:p>
          </table:table-cell>
          <table:table-cell office:value-type="float" office:value="8746">
            <text:p>8746</text:p>
          </table:table-cell>
          <table:table-cell office:value-type="float" office:value="0.444907925526503" table:style-name="ce7" table:formula="=[.B32]/[.D3]">
            <text:p>44,49%</text:p>
          </table:table-cell>
          <table:table-cell office:value-type="float" office:value="0.0812795063380543" table:style-name="ce7" table:formula="=[.B32]/[.C3]">
            <text:p>8,13%</text:p>
          </table:table-cell>
          <table:table-cell table:number-columns-repeated="2"/>
        </table:table-row>
        <table:table-row table:style-name="ro2">
          <table:table-cell office:value-type="string" office:string-value="n">
            <text:p>n</text:p>
          </table:table-cell>
          <table:table-cell office:value-type="float" office:value="6437">
            <text:p>6437</text:p>
          </table:table-cell>
          <table:table-cell office:value-type="float" office:value="0.497411328336295" table:style-name="ce7" table:formula="=[.B33]/[.D4]">
            <text:p>49,74%</text:p>
          </table:table-cell>
          <table:table-cell office:value-type="float" office:value="0.085468837135194" table:style-name="ce7" table:formula="=[.B33]/[.C4]">
            <text:p>8,55%</text:p>
          </table:table-cell>
          <table:table-cell table:number-columns-repeated="2"/>
        </table:table-row>
        <table:table-row table:style-name="ro2">
          <table:table-cell office:value-type="string" office:string-value="v">
            <text:p>v</text:p>
          </table:table-cell>
          <table:table-cell office:value-type="float" office:value="480">
            <text:p>480</text:p>
          </table:table-cell>
          <table:table-cell office:value-type="float" office:value="0.264462809917355" table:style-name="ce7" table:formula="=[.B34]/[.D5]">
            <text:p>26,45%</text:p>
          </table:table-cell>
          <table:table-cell office:value-type="float" office:value="0.0261238706868401" table:style-name="ce7" table:formula="=[.B34]/[.C5]">
            <text:p>2,61%</text:p>
          </table:table-cell>
          <table:table-cell table:number-columns-repeated="2"/>
        </table:table-row>
        <table:table-row table:style-name="ro2">
          <table:table-cell office:value-type="string" office:string-value="a">
            <text:p>a</text:p>
          </table:table-cell>
          <table:table-cell office:value-type="float" office:value="1448">
            <text:p>1448</text:p>
          </table:table-cell>
          <table:table-cell office:value-type="float" office:value="0.364002011060835" table:style-name="ce7" table:formula="=[.B35]/[.D6]">
            <text:p>36,4%</text:p>
          </table:table-cell>
          <table:table-cell office:value-type="float" office:value="0.133027101515847" table:style-name="ce7" table:formula="=[.B35]/[.C6]">
            <text:p>13,3%</text:p>
          </table:table-cell>
          <table:table-cell table:number-columns-repeated="2"/>
        </table:table-row>
        <table:table-row table:style-name="ro2">
          <table:table-cell office:value-type="string" office:string-value="b">
            <text:p>b</text:p>
          </table:table-cell>
          <table:table-cell office:value-type="float" office:value="380">
            <text:p>380</text:p>
          </table:table-cell>
          <table:table-cell office:value-type="float" office:value="0.411700975081257" table:style-name="ce7" table:formula="=[.B36]/[.D7]">
            <text:p>41,17%</text:p>
          </table:table-cell>
          <table:table-cell office:value-type="float" office:value="0.125453945196434" table:style-name="ce7" table:formula="=[.B36]/[.C7]">
            <text:p>12,55%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 office:string-value="WOLF 1.0b + WoNeF F-score" table:style-name="ce6">
            <text:p>WOLF 1.0b + WoNeF F-score</text:p>
          </table:table-cell>
          <table:table-cell table:number-columns-repeated="5"/>
        </table:table-row>
        <table:table-row table:style-name="ro1">
          <table:table-cell/>
          <table:table-cell office:value-type="string" office:string-value="Merge">
            <text:p>Merge</text:p>
          </table:table-cell>
          <table:table-cell office:value-type="string" office:string-value="pP">
            <text:p>pP</text:p>
          </table:table-cell>
          <table:table-cell office:value-type="string" office:string-value="pR">
            <text:p>pR</text:p>
          </table:table-cell>
          <table:table-cell table:number-columns-repeated="2"/>
        </table:table-row>
        <table:table-row table:style-name="ro2">
          <table:table-cell office:value-type="string" office:string-value="Total">
            <text:p>Total</text:p>
          </table:table-cell>
          <table:table-cell office:value-type="string" office:string-value="34352">
            <text:p>34352</text:p>
          </table:table-cell>
          <table:table-cell office:value-type="float" office:value="0.297664745894892" table:style-name="ce7" table:formula="=[.B42]/[.E3]">
            <text:p>29,77%</text:p>
          </table:table-cell>
          <table:table-cell office:value-type="float" office:value="0.319244637745809" table:style-name="ce7" table:formula="=[.B42]/[.C3]">
            <text:p>31,92%</text:p>
          </table:table-cell>
          <table:table-cell table:number-columns-repeated="2"/>
        </table:table-row>
        <table:table-row table:style-name="ro2">
          <table:table-cell office:value-type="string" office:string-value="n">
            <text:p>n</text:p>
          </table:table-cell>
          <table:table-cell office:value-type="string" office:string-value="25178">
            <text:p>25178</text:p>
          </table:table-cell>
          <table:table-cell office:value-type="float" office:value="0.352051231857714" table:style-name="ce7" table:formula="=[.B43]/[.E4]">
            <text:p>35,21%</text:p>
          </table:table-cell>
          <table:table-cell office:value-type="float" office:value="0.334307034548689" table:style-name="ce7" table:formula="=[.B43]/[.C4]">
            <text:p>33,43%</text:p>
          </table:table-cell>
          <table:table-cell table:number-columns-repeated="2"/>
        </table:table-row>
        <table:table-row table:style-name="ro2">
          <table:table-cell office:value-type="string" office:string-value="v">
            <text:p>v</text:p>
          </table:table-cell>
          <table:table-cell office:value-type="string" office:string-value="2206">
            <text:p>2206</text:p>
          </table:table-cell>
          <table:table-cell office:value-type="float" office:value="0.168499847234953" table:style-name="ce7" table:formula="=[.B44]/[.E5]">
            <text:p>16,85%</text:p>
          </table:table-cell>
          <table:table-cell office:value-type="float" office:value="0.120060955698269" table:style-name="ce7" table:formula="=[.B44]/[.C5]">
            <text:p>12,01%</text:p>
          </table:table-cell>
          <table:table-cell table:number-columns-repeated="2"/>
        </table:table-row>
        <table:table-row table:style-name="ro2">
          <table:table-cell office:value-type="string" office:string-value="a">
            <text:p>a</text:p>
          </table:table-cell>
          <table:table-cell office:value-type="string" office:string-value="5782">
            <text:p>5782</text:p>
          </table:table-cell>
          <table:table-cell office:value-type="float" office:value="0.233023012130738" table:style-name="ce7" table:formula="=[.B45]/[.E6]">
            <text:p>23,3%</text:p>
          </table:table-cell>
          <table:table-cell office:value-type="float" office:value="0.531189710610932" table:style-name="ce7" table:formula="=[.B45]/[.C6]">
            <text:p>53,12%</text:p>
          </table:table-cell>
          <table:table-cell table:number-columns-repeated="2"/>
        </table:table-row>
        <table:table-row table:style-name="ro2">
          <table:table-cell office:value-type="string" office:string-value="b">
            <text:p>b</text:p>
          </table:table-cell>
          <table:table-cell office:value-type="string" office:string-value="1184">
            <text:p>1184</text:p>
          </table:table-cell>
          <table:table-cell office:value-type="float" office:value="0.197993311036789" table:style-name="ce7" table:formula="=[.B46]/[.E7]">
            <text:p>19,8%</text:p>
          </table:table-cell>
          <table:table-cell office:value-type="float" office:value="0.390888081875206" table:style-name="ce7" table:formula="=[.B46]/[.C7]">
            <text:p>39,09%</text:p>
          </table:table-cell>
          <table:table-cell table:number-columns-repeated="2"/>
        </table:table-row>
      </table:table>
      <table:table table:name="Feuille 2" table:style-name="ta1">
        <table:table-column table:default-cell-style-name="ce1" table:number-columns-repeated="2"/>
        <table:table-row>
          <table:table-cell table:number-columns-repeated="6"/>
        </table:table-row>
      </table:table>
      <table:table table:name="Feuille 3" table:style-name="ta1">
        <table:table-column table:default-cell-style-name="ce1" table:number-columns-repeated="2"/>
        <table:table-row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9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border="0pt none #000000" fo:margin="56.693011599999998pt" fo:padding="0.000000000000000pt" fo:page-height="841.891222259999950pt" fo:page-width="595.304968305800003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<text:sheet-name>???</text:sheet-name> 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 
   <text:sheet-name>???</text:sheet-name> 
   
   <text:page-number>1</text:page-number> 
 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1</meta:generator>
    <dc:title/>
    <meta:initial-creator>Inconnu</meta:initial-creator>
    <meta:editing-cycles>1</meta:editing-cycles>
    <dc:date>2013-07-08T16:45:21</dc:date>
    <meta:creation-date>2013-07-08T15:40:55</meta:creation-date>
    <dc:creator>Gaël de Chalendar</dc:creator>
  </office:meta>
</office:document-meta>
</file>